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2.4445in"/>
    </style:style>
    <style:style style:name="co4" style:family="table-column">
      <style:table-column-properties fo:break-before="auto" style:column-width="1.222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4" table:default-cell-style-name="ce1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4778">
            <text:p>14778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1];&quot; as id, &quot;;[.B1];&quot; as companyId, &quot;;[.C1];&quot; as idPais, '&quot;;[.D1];&quot;' as nombrePais, &quot;; [.E1];&quot; as anio, &quot;; [.F1];&quot; as trimestre,&quot;;[.G1];&quot; as idCancion, '&quot;;[.H1];&quot;' as nombreCancion, &quot;;[.I1];&quot; as idAutor, '&quot;; [.J1];&quot;' as nombreAutor, &quot;;[.K1];&quot; as idFuente, '&quot;;[.L1];&quot;' as nombreFuente, '&quot;; [.M1];&quot;' as rightName,&quot;;[.N1];&quot; as montoPercibido UNION &quot;)" office:value-type="string" office:string-value="select 1 as id, 14778 as companyId, 7 as idPais, 'ARGENTINA' as nombrePais, 2013 as anio, 1 as trimestre,4831447 as idCancion, 'SIN ALIENTO' as nombreCancion, 4349894 as idAutor, 'ROFFIEL DEL RIO, ROBERTO RICARDO' as nombreAutor, 61 as idFuente, 'SADAIC' as nombreFuente, 'OPEN TELEVISION' as rightName,1 as montoPercibido UNION ">
            <text:p>select 1 as id, 14778 as companyId, 7 as idPais, 'ARGENTINA' as nombrePais, 2013 as anio, 1 as trimestre,4831447 as idCancion, 'SIN ALIENTO' as nombreCancion, 4349894 as idAutor, 'ROFFIEL DEL RIO, ROBERTO RICARDO' as nombreAutor, 61 as idFuente, 'SADAIC' as nombreFuente, 'OPEN TELEVISION' as rightName,1 as montoPercibido UNION </text:p>
          </table:table-cell>
        </table:table-row>
        <table:table-row table:style-name="ro1">
          <table:table-cell table:formula="of:=[.A1]+1" office:value-type="float" office:value="2">
            <text:p>2</text:p>
          </table:table-cell>
          <table:table-cell office:value-type="float" office:value="14778">
            <text:p>14778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PERFORMACE ADJUSTMENT</text:p>
          </table:table-cell>
          <table:table-cell office:value-type="float" office:value="1">
            <text:p>1</text:p>
          </table:table-cell>
          <table:table-cell table:formula="of:=CONCATENATE(&quot;select &quot;;[.A2];&quot; as id, &quot;;[.B2];&quot; as companyId, &quot;;[.C2];&quot; as idPais, '&quot;;[.D2];&quot;' as nombrePais, &quot;; [.E2];&quot; as anio, &quot;; [.F2];&quot; as trimestre,&quot;;[.G2];&quot; as idCancion, '&quot;;[.H2];&quot;' as nombreCancion, &quot;;[.I2];&quot; as idAutor, '&quot;; [.J2];&quot;' as nombreAutor, &quot;;[.K2];&quot; as idFuente, '&quot;;[.L2];&quot;' as nombreFuente, '&quot;; [.M2];&quot;' as rightName,&quot;;[.N2];&quot; as montoPercibido UNION &quot;)" office:value-type="string" office:string-value="select 2 as id, 14778 as companyId, 7 as idPais, 'ARGENTINA' as nombrePais, 2013 as anio, 1 as trimestre,4831447 as idCancion, 'SIN ALIENTO' as nombreCancion, 4349894 as idAutor, 'ROFFIEL DEL RIO, ROBERTO RICARDO' as nombreAutor, 61 as idFuente, 'SADAIC' as nombreFuente, 'PERFORMACE ADJUSTMENT' as rightName,1 as montoPercibido UNION ">
            <text:p>select 2 as id, 14778 as companyId, 7 as idPais, 'ARGENTINA' as nombrePais, 2013 as anio, 1 as trimestre,4831447 as idCancion, 'SIN ALIENTO' as nombreCancion, 4349894 as idAutor, 'ROFFIEL DEL RIO, ROBERTO RICARDO' as nombreAutor, 61 as idFuente, 'SADAIC' as nombreFuente, 'PERFORMACE ADJUSTMENT' as rightName,1 as montoPercibido UNION </text:p>
          </table:table-cell>
        </table:table-row>
        <table:table-row table:style-name="ro1">
          <table:table-cell table:formula="of:=[.A2]+1" office:value-type="float" office:value="3">
            <text:p>3</text:p>
          </table:table-cell>
          <table:table-cell office:value-type="float" office:value="14778">
            <text:p>14778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3];&quot; as id, &quot;;[.B3];&quot; as companyId, &quot;;[.C3];&quot; as idPais, '&quot;;[.D3];&quot;' as nombrePais, &quot;; [.E3];&quot; as anio, &quot;; [.F3];&quot; as trimestre,&quot;;[.G3];&quot; as idCancion, '&quot;;[.H3];&quot;' as nombreCancion, &quot;;[.I3];&quot; as idAutor, '&quot;; [.J3];&quot;' as nombreAutor, &quot;;[.K3];&quot; as idFuente, '&quot;;[.L3];&quot;' as nombreFuente, '&quot;; [.M3];&quot;' as rightName,&quot;;[.N3];&quot; as montoPercibido UNION &quot;)" office:value-type="string" office:string-value="select 3 as id, 14778 as companyId, 7 as idPais, 'ARGENTINA' as nombrePais, 2013 as anio, 2 as trimestre,4831447 as idCancion, 'SIN ALIENTO' as nombreCancion, 4349894 as idAutor, 'ROFFIEL DEL RIO, ROBERTO RICARDO' as nombreAutor, 61 as idFuente, 'SADAIC' as nombreFuente, 'OPEN TELEVISION' as rightName,1 as montoPercibido UNION ">
            <text:p>select 3 as id, 14778 as companyId, 7 as idPais, 'ARGENTINA' as nombrePais, 2013 as anio, 2 as trimestre,4831447 as idCancion, 'SIN ALIENTO' as nombreCancion, 4349894 as idAutor, 'ROFFIEL DEL RIO, ROBERTO RICARDO' as nombreAutor, 61 as idFuente, 'SADAIC' as nombreFuente, 'OPEN TELEVISION' as rightName,1 as montoPercibido UNION </text:p>
          </table:table-cell>
        </table:table-row>
        <table:table-row table:style-name="ro1">
          <table:table-cell table:formula="of:=[.A3]+1" office:value-type="float" office:value="4">
            <text:p>4</text:p>
          </table:table-cell>
          <table:table-cell office:value-type="float" office:value="14778">
            <text:p>14778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4];&quot; as id, &quot;;[.B4];&quot; as companyId, &quot;;[.C4];&quot; as idPais, '&quot;;[.D4];&quot;' as nombrePais, &quot;; [.E4];&quot; as anio, &quot;; [.F4];&quot; as trimestre,&quot;;[.G4];&quot; as idCancion, '&quot;;[.H4];&quot;' as nombreCancion, &quot;;[.I4];&quot; as idAutor, '&quot;; [.J4];&quot;' as nombreAutor, &quot;;[.K4];&quot; as idFuente, '&quot;;[.L4];&quot;' as nombreFuente, '&quot;; [.M4];&quot;' as rightName,&quot;;[.N4];&quot; as montoPercibido UNION &quot;)" office:value-type="string" office:string-value="select 4 as id, 14778 as companyId, 7 as idPais, 'ARGENTINA' as nombrePais, 2013 as anio, 3 as trimestre,4831447 as idCancion, 'SIN ALIENTO' as nombreCancion, 4349894 as idAutor, 'ROFFIEL DEL RIO, ROBERTO RICARDO' as nombreAutor, 61 as idFuente, 'SADAIC' as nombreFuente, 'OPEN TELEVISION' as rightName,1 as montoPercibido UNION ">
            <text:p>select 4 as id, 14778 as companyId, 7 as idPais, 'ARGENTINA' as nombrePais, 2013 as anio, 3 as trimestre,4831447 as idCancion, 'SIN ALIENTO' as nombreCancion, 4349894 as idAutor, 'ROFFIEL DEL RIO, ROBERTO RICARDO' as nombreAutor, 61 as idFuente, 'SADAIC' as nombreFuente, 'OPEN TELEVISION' as rightName,1 as montoPercibido UNION </text:p>
          </table:table-cell>
        </table:table-row>
        <table:table-row table:style-name="ro1">
          <table:table-cell table:formula="of:=[.A4]+1" office:value-type="float" office:value="5">
            <text:p>5</text:p>
          </table:table-cell>
          <table:table-cell office:value-type="float" office:value="14778">
            <text:p>14778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5];&quot; as id, &quot;;[.B5];&quot; as companyId, &quot;;[.C5];&quot; as idPais, '&quot;;[.D5];&quot;' as nombrePais, &quot;; [.E5];&quot; as anio, &quot;; [.F5];&quot; as trimestre,&quot;;[.G5];&quot; as idCancion, '&quot;;[.H5];&quot;' as nombreCancion, &quot;;[.I5];&quot; as idAutor, '&quot;; [.J5];&quot;' as nombreAutor, &quot;;[.K5];&quot; as idFuente, '&quot;;[.L5];&quot;' as nombreFuente, '&quot;; [.M5];&quot;' as rightName,&quot;;[.N5];&quot; as montoPercibido UNION &quot;)" office:value-type="string" office:string-value="select 5 as id, 14778 as companyId, 7 as idPais, 'ARGENTINA' as nombrePais, 2012 as anio, 1 as trimestre,4831447 as idCancion, 'SIN ALIENTO' as nombreCancion, 4349894 as idAutor, 'ROFFIEL DEL RIO, ROBERTO RICARDO' as nombreAutor, 61 as idFuente, 'SADAIC' as nombreFuente, 'OPEN TELEVISION' as rightName,1 as montoPercibido UNION ">
            <text:p>select 5 as id, 14778 as companyId, 7 as idPais, 'ARGENTINA' as nombrePais, 2012 as anio, 1 as trimestre,4831447 as idCancion, 'SIN ALIENTO' as nombreCancion, 4349894 as idAutor, 'ROFFIEL DEL RIO, ROBERTO RICARDO' as nombreAutor, 61 as idFuente, 'SADAIC' as nombreFuente, 'OPEN TELEVISION' as rightName,1 as montoPercibido UNION </text:p>
          </table:table-cell>
        </table:table-row>
        <table:table-row table:style-name="ro1">
          <table:table-cell table:formula="of:=[.A5]+1" office:value-type="float" office:value="6">
            <text:p>6</text:p>
          </table:table-cell>
          <table:table-cell office:value-type="float" office:value="14778">
            <text:p>14778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PERFORMACE ADJUSTMENT</text:p>
          </table:table-cell>
          <table:table-cell office:value-type="float" office:value="1">
            <text:p>1</text:p>
          </table:table-cell>
          <table:table-cell table:formula="of:=CONCATENATE(&quot;select &quot;;[.A6];&quot; as id, &quot;;[.B6];&quot; as companyId, &quot;;[.C6];&quot; as idPais, '&quot;;[.D6];&quot;' as nombrePais, &quot;; [.E6];&quot; as anio, &quot;; [.F6];&quot; as trimestre,&quot;;[.G6];&quot; as idCancion, '&quot;;[.H6];&quot;' as nombreCancion, &quot;;[.I6];&quot; as idAutor, '&quot;; [.J6];&quot;' as nombreAutor, &quot;;[.K6];&quot; as idFuente, '&quot;;[.L6];&quot;' as nombreFuente, '&quot;; [.M6];&quot;' as rightName,&quot;;[.N6];&quot; as montoPercibido UNION &quot;)" office:value-type="string" office:string-value="select 6 as id, 14778 as companyId, 7 as idPais, 'ARGENTINA' as nombrePais, 2012 as anio, 1 as trimestre,4831447 as idCancion, 'SIN ALIENTO' as nombreCancion, 4349894 as idAutor, 'ROFFIEL DEL RIO, ROBERTO RICARDO' as nombreAutor, 61 as idFuente, 'SADAIC' as nombreFuente, 'PERFORMACE ADJUSTMENT' as rightName,1 as montoPercibido UNION ">
            <text:p>select 6 as id, 14778 as companyId, 7 as idPais, 'ARGENTINA' as nombrePais, 2012 as anio, 1 as trimestre,4831447 as idCancion, 'SIN ALIENTO' as nombreCancion, 4349894 as idAutor, 'ROFFIEL DEL RIO, ROBERTO RICARDO' as nombreAutor, 61 as idFuente, 'SADAIC' as nombreFuente, 'PERFORMACE ADJUSTMENT' as rightName,1 as montoPercibido UNION </text:p>
          </table:table-cell>
        </table:table-row>
        <table:table-row table:style-name="ro1">
          <table:table-cell table:formula="of:=[.A6]+1" office:value-type="float" office:value="7">
            <text:p>7</text:p>
          </table:table-cell>
          <table:table-cell office:value-type="float" office:value="14778">
            <text:p>14778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7];&quot; as id, &quot;;[.B7];&quot; as companyId, &quot;;[.C7];&quot; as idPais, '&quot;;[.D7];&quot;' as nombrePais, &quot;; [.E7];&quot; as anio, &quot;; [.F7];&quot; as trimestre,&quot;;[.G7];&quot; as idCancion, '&quot;;[.H7];&quot;' as nombreCancion, &quot;;[.I7];&quot; as idAutor, '&quot;; [.J7];&quot;' as nombreAutor, &quot;;[.K7];&quot; as idFuente, '&quot;;[.L7];&quot;' as nombreFuente, '&quot;; [.M7];&quot;' as rightName,&quot;;[.N7];&quot; as montoPercibido UNION &quot;)" office:value-type="string" office:string-value="select 7 as id, 14778 as companyId, 7 as idPais, 'ARGENTINA' as nombrePais, 2012 as anio, 2 as trimestre,4831447 as idCancion, 'SIN ALIENTO' as nombreCancion, 4349894 as idAutor, 'ROFFIEL DEL RIO, ROBERTO RICARDO' as nombreAutor, 61 as idFuente, 'SADAIC' as nombreFuente, 'OPEN TELEVISION' as rightName,1 as montoPercibido UNION ">
            <text:p>select 7 as id, 14778 as companyId, 7 as idPais, 'ARGENTINA' as nombrePais, 2012 as anio, 2 as trimestre,4831447 as idCancion, 'SIN ALIENTO' as nombreCancion, 4349894 as idAutor, 'ROFFIEL DEL RIO, ROBERTO RICARDO' as nombreAutor, 61 as idFuente, 'SADAIC' as nombreFuente, 'OPEN TELEVISION' as rightName,1 as montoPercibido UNION </text:p>
          </table:table-cell>
        </table:table-row>
        <table:table-row table:style-name="ro1">
          <table:table-cell table:formula="of:=[.A7]+1" office:value-type="float" office:value="8">
            <text:p>8</text:p>
          </table:table-cell>
          <table:table-cell office:value-type="float" office:value="14778">
            <text:p>14778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8];&quot; as id, &quot;;[.B8];&quot; as companyId, &quot;;[.C8];&quot; as idPais, '&quot;;[.D8];&quot;' as nombrePais, &quot;; [.E8];&quot; as anio, &quot;; [.F8];&quot; as trimestre,&quot;;[.G8];&quot; as idCancion, '&quot;;[.H8];&quot;' as nombreCancion, &quot;;[.I8];&quot; as idAutor, '&quot;; [.J8];&quot;' as nombreAutor, &quot;;[.K8];&quot; as idFuente, '&quot;;[.L8];&quot;' as nombreFuente, '&quot;; [.M8];&quot;' as rightName,&quot;;[.N8];&quot; as montoPercibido UNION &quot;)" office:value-type="string" office:string-value="select 8 as id, 14778 as companyId, 7 as idPais, 'ARGENTINA' as nombrePais, 2012 as anio, 3 as trimestre,4831447 as idCancion, 'SIN ALIENTO' as nombreCancion, 4349894 as idAutor, 'ROFFIEL DEL RIO, ROBERTO RICARDO' as nombreAutor, 61 as idFuente, 'SADAIC' as nombreFuente, 'OPEN TELEVISION' as rightName,1 as montoPercibido UNION ">
            <text:p>select 8 as id, 14778 as companyId, 7 as idPais, 'ARGENTINA' as nombrePais, 2012 as anio, 3 as trimestre,4831447 as idCancion, 'SIN ALIENTO' as nombreCancion, 4349894 as idAutor, 'ROFFIEL DEL RIO, ROBERTO RICARDO' as nombreAutor, 61 as idFuente, 'SADAIC' as nombreFuente, 'OPEN TELEVISION' as rightName,1 as montoPercibido UNION </text:p>
          </table:table-cell>
        </table:table-row>
        <table:table-row table:style-name="ro1">
          <table:table-cell table:formula="of:=[.A8]+1" office:value-type="float" office:value="9">
            <text:p>9</text:p>
          </table:table-cell>
          <table:table-cell office:value-type="float" office:value="14778">
            <text:p>14778</text:p>
          </table:table-cell>
          <table:table-cell office:value-type="float" office:value="38">
            <text:p>38</text:p>
          </table:table-cell>
          <table:table-cell office:value-type="string">
            <text:p>COLOMBIA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9];&quot; as id, &quot;;[.B9];&quot; as companyId, &quot;;[.C9];&quot; as idPais, '&quot;;[.D9];&quot;' as nombrePais, &quot;; [.E9];&quot; as anio, &quot;; [.F9];&quot; as trimestre,&quot;;[.G9];&quot; as idCancion, '&quot;;[.H9];&quot;' as nombreCancion, &quot;;[.I9];&quot; as idAutor, '&quot;; [.J9];&quot;' as nombreAutor, &quot;;[.K9];&quot; as idFuente, '&quot;;[.L9];&quot;' as nombreFuente, '&quot;; [.M9];&quot;' as rightName,&quot;;[.N9];&quot; as montoPercibido UNION &quot;)" office:value-type="string" office:string-value="select 9 as id, 14778 as companyId, 38 as idPais, 'COLOMBIA' as nombrePais, 2013 as anio, 1 as trimestre,4831447 as idCancion, 'SIN ALIENTO' as nombreCancion, 4349894 as idAutor, 'ROFFIEL DEL RIO, ROBERTO RICARDO' as nombreAutor, 61 as idFuente, 'SADAIC' as nombreFuente, 'OPEN TELEVISION' as rightName,1 as montoPercibido UNION ">
            <text:p>select 9 as id, 14778 as companyId, 38 as idPais, 'COLOMBIA' as nombrePais, 2013 as anio, 1 as trimestre,4831447 as idCancion, 'SIN ALIENTO' as nombreCancion, 4349894 as idAutor, 'ROFFIEL DEL RIO, ROBERTO RICARDO' as nombreAutor, 61 as idFuente, 'SADAIC' as nombreFuente, 'OPEN TELEVISION' as rightName,1 as montoPercibido UNION </text:p>
          </table:table-cell>
        </table:table-row>
        <table:table-row table:style-name="ro1">
          <table:table-cell table:formula="of:=[.A9]+1" office:value-type="float" office:value="10">
            <text:p>10</text:p>
          </table:table-cell>
          <table:table-cell office:value-type="float" office:value="14778">
            <text:p>14778</text:p>
          </table:table-cell>
          <table:table-cell office:value-type="float" office:value="38">
            <text:p>38</text:p>
          </table:table-cell>
          <table:table-cell office:value-type="string">
            <text:p>COLOMBIA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PERFORMACE ADJUSTMENT</text:p>
          </table:table-cell>
          <table:table-cell office:value-type="float" office:value="1">
            <text:p>1</text:p>
          </table:table-cell>
          <table:table-cell table:formula="of:=CONCATENATE(&quot;select &quot;;[.A10];&quot; as id, &quot;;[.B10];&quot; as companyId, &quot;;[.C10];&quot; as idPais, '&quot;;[.D10];&quot;' as nombrePais, &quot;; [.E10];&quot; as anio, &quot;; [.F10];&quot; as trimestre,&quot;;[.G10];&quot; as idCancion, '&quot;;[.H10];&quot;' as nombreCancion, &quot;;[.I10];&quot; as idAutor, '&quot;; [.J10];&quot;' as nombreAutor, &quot;;[.K10];&quot; as idFuente, '&quot;;[.L10];&quot;' as nombreFuente, '&quot;; [.M10];&quot;' as rightName,&quot;;[.N10];&quot; as montoPercibido UNION &quot;)" office:value-type="string" office:string-value="select 10 as id, 14778 as companyId, 38 as idPais, 'COLOMBIA' as nombrePais, 2013 as anio, 1 as trimestre,4831447 as idCancion, 'SIN ALIENTO' as nombreCancion, 4349894 as idAutor, 'ROFFIEL DEL RIO, ROBERTO RICARDO' as nombreAutor, 61 as idFuente, 'SADAIC' as nombreFuente, 'PERFORMACE ADJUSTMENT' as rightName,1 as montoPercibido UNION ">
            <text:p>select 10 as id, 14778 as companyId, 38 as idPais, 'COLOMBIA' as nombrePais, 2013 as anio, 1 as trimestre,4831447 as idCancion, 'SIN ALIENTO' as nombreCancion, 4349894 as idAutor, 'ROFFIEL DEL RIO, ROBERTO RICARDO' as nombreAutor, 61 as idFuente, 'SADAIC' as nombreFuente, 'PERFORMACE ADJUSTMENT' as rightName,1 as montoPercibido UNION </text:p>
          </table:table-cell>
        </table:table-row>
        <table:table-row table:style-name="ro1">
          <table:table-cell table:formula="of:=[.A10]+1" office:value-type="float" office:value="11">
            <text:p>11</text:p>
          </table:table-cell>
          <table:table-cell office:value-type="float" office:value="14778">
            <text:p>14778</text:p>
          </table:table-cell>
          <table:table-cell office:value-type="float" office:value="38">
            <text:p>38</text:p>
          </table:table-cell>
          <table:table-cell office:value-type="string">
            <text:p>COLOMBIA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11];&quot; as id, &quot;;[.B11];&quot; as companyId, &quot;;[.C11];&quot; as idPais, '&quot;;[.D11];&quot;' as nombrePais, &quot;; [.E11];&quot; as anio, &quot;; [.F11];&quot; as trimestre,&quot;;[.G11];&quot; as idCancion, '&quot;;[.H11];&quot;' as nombreCancion, &quot;;[.I11];&quot; as idAutor, '&quot;; [.J11];&quot;' as nombreAutor, &quot;;[.K11];&quot; as idFuente, '&quot;;[.L11];&quot;' as nombreFuente, '&quot;; [.M11];&quot;' as rightName,&quot;;[.N11];&quot; as montoPercibido UNION &quot;)" office:value-type="string" office:string-value="select 11 as id, 14778 as companyId, 38 as idPais, 'COLOMBIA' as nombrePais, 2013 as anio, 2 as trimestre,4831447 as idCancion, 'SIN ALIENTO' as nombreCancion, 4349894 as idAutor, 'ROFFIEL DEL RIO, ROBERTO RICARDO' as nombreAutor, 61 as idFuente, 'SADAIC' as nombreFuente, 'OPEN TELEVISION' as rightName,1 as montoPercibido UNION ">
            <text:p>select 11 as id, 14778 as companyId, 38 as idPais, 'COLOMBIA' as nombrePais, 2013 as anio, 2 as trimestre,4831447 as idCancion, 'SIN ALIENTO' as nombreCancion, 4349894 as idAutor, 'ROFFIEL DEL RIO, ROBERTO RICARDO' as nombreAutor, 61 as idFuente, 'SADAIC' as nombreFuente, 'OPEN TELEVISION' as rightName,1 as montoPercibido UNION </text:p>
          </table:table-cell>
        </table:table-row>
        <table:table-row table:style-name="ro1">
          <table:table-cell table:formula="of:=[.A11]+1" office:value-type="float" office:value="12">
            <text:p>12</text:p>
          </table:table-cell>
          <table:table-cell office:value-type="float" office:value="14778">
            <text:p>14778</text:p>
          </table:table-cell>
          <table:table-cell office:value-type="float" office:value="38">
            <text:p>38</text:p>
          </table:table-cell>
          <table:table-cell office:value-type="string">
            <text:p>COLOMBIA</text:p>
          </table:table-cell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12];&quot; as id, &quot;;[.B12];&quot; as companyId, &quot;;[.C12];&quot; as idPais, '&quot;;[.D12];&quot;' as nombrePais, &quot;; [.E12];&quot; as anio, &quot;; [.F12];&quot; as trimestre,&quot;;[.G12];&quot; as idCancion, '&quot;;[.H12];&quot;' as nombreCancion, &quot;;[.I12];&quot; as idAutor, '&quot;; [.J12];&quot;' as nombreAutor, &quot;;[.K12];&quot; as idFuente, '&quot;;[.L12];&quot;' as nombreFuente, '&quot;; [.M12];&quot;' as rightName,&quot;;[.N12];&quot; as montoPercibido UNION &quot;)" office:value-type="string" office:string-value="select 12 as id, 14778 as companyId, 38 as idPais, 'COLOMBIA' as nombrePais, 2013 as anio, 3 as trimestre,4831447 as idCancion, 'SIN ALIENTO' as nombreCancion, 4349894 as idAutor, 'ROFFIEL DEL RIO, ROBERTO RICARDO' as nombreAutor, 61 as idFuente, 'SADAIC' as nombreFuente, 'OPEN TELEVISION' as rightName,1 as montoPercibido UNION ">
            <text:p>select 12 as id, 14778 as companyId, 38 as idPais, 'COLOMBIA' as nombrePais, 2013 as anio, 3 as trimestre,4831447 as idCancion, 'SIN ALIENTO' as nombreCancion, 4349894 as idAutor, 'ROFFIEL DEL RIO, ROBERTO RICARDO' as nombreAutor, 61 as idFuente, 'SADAIC' as nombreFuente, 'OPEN TELEVISION' as rightName,1 as montoPercibido UNION </text:p>
          </table:table-cell>
        </table:table-row>
        <table:table-row table:style-name="ro1">
          <table:table-cell table:formula="of:=[.A12]+1" office:value-type="float" office:value="13">
            <text:p>13</text:p>
          </table:table-cell>
          <table:table-cell office:value-type="float" office:value="14778">
            <text:p>14778</text:p>
          </table:table-cell>
          <table:table-cell office:value-type="float" office:value="38">
            <text:p>38</text:p>
          </table:table-cell>
          <table:table-cell office:value-type="string">
            <text:p>COLOMBIA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13];&quot; as id, &quot;;[.B13];&quot; as companyId, &quot;;[.C13];&quot; as idPais, '&quot;;[.D13];&quot;' as nombrePais, &quot;; [.E13];&quot; as anio, &quot;; [.F13];&quot; as trimestre,&quot;;[.G13];&quot; as idCancion, '&quot;;[.H13];&quot;' as nombreCancion, &quot;;[.I13];&quot; as idAutor, '&quot;; [.J13];&quot;' as nombreAutor, &quot;;[.K13];&quot; as idFuente, '&quot;;[.L13];&quot;' as nombreFuente, '&quot;; [.M13];&quot;' as rightName,&quot;;[.N13];&quot; as montoPercibido UNION &quot;)" office:value-type="string" office:string-value="select 13 as id, 14778 as companyId, 38 as idPais, 'COLOMBIA' as nombrePais, 2012 as anio, 1 as trimestre,4831447 as idCancion, 'SIN ALIENTO' as nombreCancion, 4349894 as idAutor, 'ROFFIEL DEL RIO, ROBERTO RICARDO' as nombreAutor, 61 as idFuente, 'SADAIC' as nombreFuente, 'OPEN TELEVISION' as rightName,1 as montoPercibido UNION ">
            <text:p>select 13 as id, 14778 as companyId, 38 as idPais, 'COLOMBIA' as nombrePais, 2012 as anio, 1 as trimestre,4831447 as idCancion, 'SIN ALIENTO' as nombreCancion, 4349894 as idAutor, 'ROFFIEL DEL RIO, ROBERTO RICARDO' as nombreAutor, 61 as idFuente, 'SADAIC' as nombreFuente, 'OPEN TELEVISION' as rightName,1 as montoPercibido UNION </text:p>
          </table:table-cell>
        </table:table-row>
        <table:table-row table:style-name="ro1">
          <table:table-cell table:formula="of:=[.A13]+1" office:value-type="float" office:value="14">
            <text:p>14</text:p>
          </table:table-cell>
          <table:table-cell office:value-type="float" office:value="14778">
            <text:p>14778</text:p>
          </table:table-cell>
          <table:table-cell office:value-type="float" office:value="38">
            <text:p>38</text:p>
          </table:table-cell>
          <table:table-cell office:value-type="string">
            <text:p>COLOMBIA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PERFORMACE ADJUSTMENT</text:p>
          </table:table-cell>
          <table:table-cell office:value-type="float" office:value="1">
            <text:p>1</text:p>
          </table:table-cell>
          <table:table-cell table:formula="of:=CONCATENATE(&quot;select &quot;;[.A14];&quot; as id, &quot;;[.B14];&quot; as companyId, &quot;;[.C14];&quot; as idPais, '&quot;;[.D14];&quot;' as nombrePais, &quot;; [.E14];&quot; as anio, &quot;; [.F14];&quot; as trimestre,&quot;;[.G14];&quot; as idCancion, '&quot;;[.H14];&quot;' as nombreCancion, &quot;;[.I14];&quot; as idAutor, '&quot;; [.J14];&quot;' as nombreAutor, &quot;;[.K14];&quot; as idFuente, '&quot;;[.L14];&quot;' as nombreFuente, '&quot;; [.M14];&quot;' as rightName,&quot;;[.N14];&quot; as montoPercibido UNION &quot;)" office:value-type="string" office:string-value="select 14 as id, 14778 as companyId, 38 as idPais, 'COLOMBIA' as nombrePais, 2012 as anio, 1 as trimestre,4831447 as idCancion, 'SIN ALIENTO' as nombreCancion, 4349894 as idAutor, 'ROFFIEL DEL RIO, ROBERTO RICARDO' as nombreAutor, 61 as idFuente, 'SADAIC' as nombreFuente, 'PERFORMACE ADJUSTMENT' as rightName,1 as montoPercibido UNION ">
            <text:p>select 14 as id, 14778 as companyId, 38 as idPais, 'COLOMBIA' as nombrePais, 2012 as anio, 1 as trimestre,4831447 as idCancion, 'SIN ALIENTO' as nombreCancion, 4349894 as idAutor, 'ROFFIEL DEL RIO, ROBERTO RICARDO' as nombreAutor, 61 as idFuente, 'SADAIC' as nombreFuente, 'PERFORMACE ADJUSTMENT' as rightName,1 as montoPercibido UNION </text:p>
          </table:table-cell>
        </table:table-row>
        <table:table-row table:style-name="ro1">
          <table:table-cell table:formula="of:=[.A14]+1" office:value-type="float" office:value="15">
            <text:p>15</text:p>
          </table:table-cell>
          <table:table-cell office:value-type="float" office:value="14778">
            <text:p>14778</text:p>
          </table:table-cell>
          <table:table-cell office:value-type="float" office:value="38">
            <text:p>38</text:p>
          </table:table-cell>
          <table:table-cell office:value-type="string">
            <text:p>COLOMBIA</text:p>
          </table:table-cell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15];&quot; as id, &quot;;[.B15];&quot; as companyId, &quot;;[.C15];&quot; as idPais, '&quot;;[.D15];&quot;' as nombrePais, &quot;; [.E15];&quot; as anio, &quot;; [.F15];&quot; as trimestre,&quot;;[.G15];&quot; as idCancion, '&quot;;[.H15];&quot;' as nombreCancion, &quot;;[.I15];&quot; as idAutor, '&quot;; [.J15];&quot;' as nombreAutor, &quot;;[.K15];&quot; as idFuente, '&quot;;[.L15];&quot;' as nombreFuente, '&quot;; [.M15];&quot;' as rightName,&quot;;[.N15];&quot; as montoPercibido UNION &quot;)" office:value-type="string" office:string-value="select 15 as id, 14778 as companyId, 38 as idPais, 'COLOMBIA' as nombrePais, 2012 as anio, 2 as trimestre,4831447 as idCancion, 'SIN ALIENTO' as nombreCancion, 4349894 as idAutor, 'ROFFIEL DEL RIO, ROBERTO RICARDO' as nombreAutor, 61 as idFuente, 'SADAIC' as nombreFuente, 'OPEN TELEVISION' as rightName,1 as montoPercibido UNION ">
            <text:p>select 15 as id, 14778 as companyId, 38 as idPais, 'COLOMBIA' as nombrePais, 2012 as anio, 2 as trimestre,4831447 as idCancion, 'SIN ALIENTO' as nombreCancion, 4349894 as idAutor, 'ROFFIEL DEL RIO, ROBERTO RICARDO' as nombreAutor, 61 as idFuente, 'SADAIC' as nombreFuente, 'OPEN TELEVISION' as rightName,1 as montoPercibido UNION </text:p>
          </table:table-cell>
        </table:table-row>
        <table:table-row table:style-name="ro1">
          <table:table-cell table:formula="of:=[.A15]+1" office:value-type="float" office:value="16">
            <text:p>16</text:p>
          </table:table-cell>
          <table:table-cell office:value-type="float" office:value="14778">
            <text:p>14778</text:p>
          </table:table-cell>
          <table:table-cell office:value-type="float" office:value="38">
            <text:p>38</text:p>
          </table:table-cell>
          <table:table-cell office:value-type="string">
            <text:p>COLOMBIA</text:p>
          </table:table-cell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16];&quot; as id, &quot;;[.B16];&quot; as companyId, &quot;;[.C16];&quot; as idPais, '&quot;;[.D16];&quot;' as nombrePais, &quot;; [.E16];&quot; as anio, &quot;; [.F16];&quot; as trimestre,&quot;;[.G16];&quot; as idCancion, '&quot;;[.H16];&quot;' as nombreCancion, &quot;;[.I16];&quot; as idAutor, '&quot;; [.J16];&quot;' as nombreAutor, &quot;;[.K16];&quot; as idFuente, '&quot;;[.L16];&quot;' as nombreFuente, '&quot;; [.M16];&quot;' as rightName,&quot;;[.N16];&quot; as montoPercibido UNION &quot;)" office:value-type="string" office:string-value="select 16 as id, 14778 as companyId, 38 as idPais, 'COLOMBIA' as nombrePais, 2012 as anio, 3 as trimestre,4831447 as idCancion, 'SIN ALIENTO' as nombreCancion, 4349894 as idAutor, 'ROFFIEL DEL RIO, ROBERTO RICARDO' as nombreAutor, 61 as idFuente, 'SADAIC' as nombreFuente, 'OPEN TELEVISION' as rightName,1 as montoPercibido UNION ">
            <text:p>select 16 as id, 14778 as companyId, 38 as idPais, 'COLOMBIA' as nombrePais, 2012 as anio, 3 as trimestre,4831447 as idCancion, 'SIN ALIENTO' as nombreCancion, 4349894 as idAutor, 'ROFFIEL DEL RIO, ROBERTO RICARDO' as nombreAutor, 61 as idFuente, 'SADAIC' as nombreFuente, 'OPEN TELEVISION' as rightName,1 as montoPercibido UNION </text:p>
          </table:table-cell>
        </table:table-row>
        <table:table-row table:style-name="ro1">
          <table:table-cell table:formula="of:=[.A16]+1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17];&quot; as id, &quot;;[.B17];&quot; as companyId, &quot;;[.C17];&quot; as idPais, '&quot;;[.D17];&quot;' as nombrePais, &quot;; [.E17];&quot; as anio, &quot;; [.F17];&quot; as trimestre,&quot;;[.G17];&quot; as idCancion, '&quot;;[.H17];&quot;' as nombreCancion, &quot;;[.I17];&quot; as idAutor, '&quot;; [.J17];&quot;' as nombreAutor, &quot;;[.K17];&quot; as idFuente, '&quot;;[.L17];&quot;' as nombreFuente, '&quot;; [.M17];&quot;' as rightName,&quot;;[.N17];&quot; as montoPercibido UNION &quot;)" office:value-type="string" office:string-value="select 17 as id, 1 as companyId, 7 as idPais, 'ARGENTINA' as nombrePais, 2013 as anio, 1 as trimestre,4831447 as idCancion, 'SIN ALIENTO' as nombreCancion, 4349894 as idAutor, 'ROFFIEL DEL RIO, ROBERTO RICARDO' as nombreAutor, 61 as idFuente, 'SADAIC' as nombreFuente, 'OPEN TELEVISION' as rightName,1 as montoPercibido UNION ">
            <text:p>select 17 as id, 1 as companyId, 7 as idPais, 'ARGENTINA' as nombrePais, 2013 as anio, 1 as trimestre,4831447 as idCancion, 'SIN ALIENTO' as nombreCancion, 4349894 as idAutor, 'ROFFIEL DEL RIO, ROBERTO RICARDO' as nombreAutor, 61 as idFuente, 'SADAIC' as nombreFuente, 'OPEN TELEVISION' as rightName,1 as montoPercibido UNION </text:p>
          </table:table-cell>
        </table:table-row>
        <table:table-row table:style-name="ro1">
          <table:table-cell table:formula="of:=[.A17]+1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PERFORMACE ADJUSTMENT</text:p>
          </table:table-cell>
          <table:table-cell office:value-type="float" office:value="1">
            <text:p>1</text:p>
          </table:table-cell>
          <table:table-cell table:formula="of:=CONCATENATE(&quot;select &quot;;[.A18];&quot; as id, &quot;;[.B18];&quot; as companyId, &quot;;[.C18];&quot; as idPais, '&quot;;[.D18];&quot;' as nombrePais, &quot;; [.E18];&quot; as anio, &quot;; [.F18];&quot; as trimestre,&quot;;[.G18];&quot; as idCancion, '&quot;;[.H18];&quot;' as nombreCancion, &quot;;[.I18];&quot; as idAutor, '&quot;; [.J18];&quot;' as nombreAutor, &quot;;[.K18];&quot; as idFuente, '&quot;;[.L18];&quot;' as nombreFuente, '&quot;; [.M18];&quot;' as rightName,&quot;;[.N18];&quot; as montoPercibido UNION &quot;)" office:value-type="string" office:string-value="select 18 as id, 1 as companyId, 7 as idPais, 'ARGENTINA' as nombrePais, 2013 as anio, 1 as trimestre,4831447 as idCancion, 'SIN ALIENTO' as nombreCancion, 4349894 as idAutor, 'ROFFIEL DEL RIO, ROBERTO RICARDO' as nombreAutor, 61 as idFuente, 'SADAIC' as nombreFuente, 'PERFORMACE ADJUSTMENT' as rightName,1 as montoPercibido UNION ">
            <text:p>select 18 as id, 1 as companyId, 7 as idPais, 'ARGENTINA' as nombrePais, 2013 as anio, 1 as trimestre,4831447 as idCancion, 'SIN ALIENTO' as nombreCancion, 4349894 as idAutor, 'ROFFIEL DEL RIO, ROBERTO RICARDO' as nombreAutor, 61 as idFuente, 'SADAIC' as nombreFuente, 'PERFORMACE ADJUSTMENT' as rightName,1 as montoPercibido UNION </text:p>
          </table:table-cell>
        </table:table-row>
        <table:table-row table:style-name="ro1">
          <table:table-cell table:formula="of:=[.A18]+1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19];&quot; as id, &quot;;[.B19];&quot; as companyId, &quot;;[.C19];&quot; as idPais, '&quot;;[.D19];&quot;' as nombrePais, &quot;; [.E19];&quot; as anio, &quot;; [.F19];&quot; as trimestre,&quot;;[.G19];&quot; as idCancion, '&quot;;[.H19];&quot;' as nombreCancion, &quot;;[.I19];&quot; as idAutor, '&quot;; [.J19];&quot;' as nombreAutor, &quot;;[.K19];&quot; as idFuente, '&quot;;[.L19];&quot;' as nombreFuente, '&quot;; [.M19];&quot;' as rightName,&quot;;[.N19];&quot; as montoPercibido UNION &quot;)" office:value-type="string" office:string-value="select 19 as id, 1 as companyId, 7 as idPais, 'ARGENTINA' as nombrePais, 2013 as anio, 2 as trimestre,4831447 as idCancion, 'SIN ALIENTO' as nombreCancion, 4349894 as idAutor, 'ROFFIEL DEL RIO, ROBERTO RICARDO' as nombreAutor, 61 as idFuente, 'SADAIC' as nombreFuente, 'OPEN TELEVISION' as rightName,1 as montoPercibido UNION ">
            <text:p>select 19 as id, 1 as companyId, 7 as idPais, 'ARGENTINA' as nombrePais, 2013 as anio, 2 as trimestre,4831447 as idCancion, 'SIN ALIENTO' as nombreCancion, 4349894 as idAutor, 'ROFFIEL DEL RIO, ROBERTO RICARDO' as nombreAutor, 61 as idFuente, 'SADAIC' as nombreFuente, 'OPEN TELEVISION' as rightName,1 as montoPercibido UNION </text:p>
          </table:table-cell>
        </table:table-row>
        <table:table-row table:style-name="ro1">
          <table:table-cell table:formula="of:=[.A19]+1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float" office:value="4831447">
            <text:p>4831447</text:p>
          </table:table-cell>
          <table:table-cell office:value-type="string">
            <text:p>SIN ALIENTO</text:p>
          </table:table-cell>
          <table:table-cell office:value-type="float" office:value="4349894">
            <text:p>4349894</text:p>
          </table:table-cell>
          <table:table-cell office:value-type="string">
            <text:p>ROFFIEL DEL RIO, ROBERTO RICARDO</text:p>
          </table:table-cell>
          <table:table-cell office:value-type="float" office:value="61">
            <text:p>61</text:p>
          </table:table-cell>
          <table:table-cell office:value-type="string">
            <text:p>SADAIC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20];&quot; as id, &quot;;[.B20];&quot; as companyId, &quot;;[.C20];&quot; as idPais, '&quot;;[.D20];&quot;' as nombrePais, &quot;; [.E20];&quot; as anio, &quot;; [.F20];&quot; as trimestre,&quot;;[.G20];&quot; as idCancion, '&quot;;[.H20];&quot;' as nombreCancion, &quot;;[.I20];&quot; as idAutor, '&quot;; [.J20];&quot;' as nombreAutor, &quot;;[.K20];&quot; as idFuente, '&quot;;[.L20];&quot;' as nombreFuente, '&quot;; [.M20];&quot;' as rightName,&quot;;[.N20];&quot; as montoPercibido UNION &quot;)" office:value-type="string" office:string-value="select 20 as id, 1 as companyId, 7 as idPais, 'ARGENTINA' as nombrePais, 2013 as anio, 3 as trimestre,4831447 as idCancion, 'SIN ALIENTO' as nombreCancion, 4349894 as idAutor, 'ROFFIEL DEL RIO, ROBERTO RICARDO' as nombreAutor, 61 as idFuente, 'SADAIC' as nombreFuente, 'OPEN TELEVISION' as rightName,1 as montoPercibido UNION ">
            <text:p>select 20 as id, 1 as companyId, 7 as idPais, 'ARGENTINA' as nombrePais, 2013 as anio, 3 as trimestre,4831447 as idCancion, 'SIN ALIENTO' as nombreCancion, 4349894 as idAutor, 'ROFFIEL DEL RIO, ROBERTO RICARDO' as nombreAutor, 61 as idFuente, 'SADAIC' as nombreFuente, 'OPEN TELEVISION' as rightName,1 as montoPercibido UNION 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COLOMBIA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4831658">
            <text:p>4831658</text:p>
          </table:table-cell>
          <table:table-cell office:value-type="string">
            <text:p>AMOR GITANO</text:p>
          </table:table-cell>
          <table:table-cell office:value-type="float" office:value="4350113">
            <text:p>4350113</text:p>
          </table:table-cell>
          <table:table-cell office:value-type="string">
            <text:p>FLORES MONTERRUBIO, JAIME</text:p>
          </table:table-cell>
          <table:table-cell office:value-type="string">
            <text:p>GENERAL RADIO</text:p>
          </table:table-cell>
          <table:table-cell office:value-type="float" office:value="1">
            <text:p>1</text:p>
          </table:table-cell>
          <table:table-cell table:formula="of:=CONCATENATE(&quot;select &quot;;[.A1];&quot; as id, &quot;;[.B1];&quot; as idPais, '&quot;;[.C1];&quot;' as nombrePais, &quot;; [.D1];&quot; as anio, &quot;; [.E1];&quot; as trimestre,&quot;;[.F1];&quot; as idCancion, '&quot;;[.G1];&quot;' as nombreCancion, &quot;;[.H1];&quot; as idAutor, '&quot;; [.I1];&quot;' as nombreAutor, '&quot;;[.J1];&quot;' as rightName,&quot;;[.K1];&quot; as cantidadUnidades UNION &quot;)" office:value-type="string" office:string-value="select 1 as id, 38 as idPais, 'COLOMBIA' as nombrePais, 2013 as anio, 1 as trimestre,4831658 as idCancion, 'AMOR GITANO' as nombreCancion, 4350113 as idAutor, 'FLORES MONTERRUBIO, JAIME' as nombreAutor, 'GENERAL RADIO' as rightName,1 as cantidadUnidades UNION ">
            <text:p>select 1 as id, 38 as idPais, 'COLOMBIA' as nombrePais, 2013 as anio, 1 as trimestre,4831658 as idCancion, 'AMOR GITANO' as nombreCancion, 4350113 as idAutor, 'FLORES MONTERRUBIO, JAIME' as nombreAutor, 'GENERAL RADIO' as rightName,1 as cantidadUnidades UNION </text:p>
          </table:table-cell>
        </table:table-row>
        <table:table-row table:style-name="ro1">
          <table:table-cell table:formula="of:=[.A1]+1"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COLOMBIA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4831658">
            <text:p>4831658</text:p>
          </table:table-cell>
          <table:table-cell office:value-type="string">
            <text:p>AMOR GITANO</text:p>
          </table:table-cell>
          <table:table-cell office:value-type="float" office:value="4350113">
            <text:p>4350113</text:p>
          </table:table-cell>
          <table:table-cell office:value-type="string">
            <text:p>FLORES MONTERRUBIO, JAIME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2];&quot; as id, &quot;;[.B2];&quot; as idPais, '&quot;;[.C2];&quot;' as nombrePais, &quot;; [.D2];&quot; as anio, &quot;; [.E2];&quot; as trimestre,&quot;;[.F2];&quot; as idCancion, '&quot;;[.G2];&quot;' as nombreCancion, &quot;;[.H2];&quot; as idAutor, '&quot;; [.I2];&quot;' as nombreAutor, '&quot;;[.J2];&quot;' as rightName,&quot;;[.K2];&quot; as cantidadUnidades UNION &quot;)" office:value-type="string" office:string-value="select 2 as id, 38 as idPais, 'COLOMBIA' as nombrePais, 2013 as anio, 1 as trimestre,4831658 as idCancion, 'AMOR GITANO' as nombreCancion, 4350113 as idAutor, 'FLORES MONTERRUBIO, JAIME' as nombreAutor, 'OPEN TELEVISION' as rightName,1 as cantidadUnidades UNION ">
            <text:p>select 2 as id, 38 as idPais, 'COLOMBIA' as nombrePais, 2013 as anio, 1 as trimestre,4831658 as idCancion, 'AMOR GITANO' as nombreCancion, 4350113 as idAutor, 'FLORES MONTERRUBIO, JAIME' as nombreAutor, 'OPEN TELEVISION' as rightName,1 as cantidadUnidades UNION </text:p>
          </table:table-cell>
        </table:table-row>
        <table:table-row table:style-name="ro1">
          <table:table-cell table:formula="of:=[.A2]+1"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string">
            <text:p>COLOMBIA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float" office:value="4831658">
            <text:p>4831658</text:p>
          </table:table-cell>
          <table:table-cell office:value-type="string">
            <text:p>AMOR GITANO</text:p>
          </table:table-cell>
          <table:table-cell office:value-type="float" office:value="4350113">
            <text:p>4350113</text:p>
          </table:table-cell>
          <table:table-cell office:value-type="string">
            <text:p>FLORES MONTERRUBIO, JAIME</text:p>
          </table:table-cell>
          <table:table-cell office:value-type="string">
            <text:p>GENERAL RADIO</text:p>
          </table:table-cell>
          <table:table-cell office:value-type="float" office:value="1">
            <text:p>1</text:p>
          </table:table-cell>
          <table:table-cell table:formula="of:=CONCATENATE(&quot;select &quot;;[.A3];&quot; as id, &quot;;[.B3];&quot; as idPais, '&quot;;[.C3];&quot;' as nombrePais, &quot;; [.D3];&quot; as anio, &quot;; [.E3];&quot; as trimestre,&quot;;[.F3];&quot; as idCancion, '&quot;;[.G3];&quot;' as nombreCancion, &quot;;[.H3];&quot; as idAutor, '&quot;; [.I3];&quot;' as nombreAutor, '&quot;;[.J3];&quot;' as rightName,&quot;;[.K3];&quot; as cantidadUnidades UNION &quot;)" office:value-type="string" office:string-value="select 3 as id, 38 as idPais, 'COLOMBIA' as nombrePais, 2013 as anio, 2 as trimestre,4831658 as idCancion, 'AMOR GITANO' as nombreCancion, 4350113 as idAutor, 'FLORES MONTERRUBIO, JAIME' as nombreAutor, 'GENERAL RADIO' as rightName,1 as cantidadUnidades UNION ">
            <text:p>select 3 as id, 38 as idPais, 'COLOMBIA' as nombrePais, 2013 as anio, 2 as trimestre,4831658 as idCancion, 'AMOR GITANO' as nombreCancion, 4350113 as idAutor, 'FLORES MONTERRUBIO, JAIME' as nombreAutor, 'GENERAL RADIO' as rightName,1 as cantidadUnidades UNION </text:p>
          </table:table-cell>
        </table:table-row>
        <table:table-row table:style-name="ro1">
          <table:table-cell table:formula="of:=[.A3]+1"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COLOMBIA</text:p>
          </table:table-cell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float" office:value="4831658">
            <text:p>4831658</text:p>
          </table:table-cell>
          <table:table-cell office:value-type="string">
            <text:p>AMOR GITANO</text:p>
          </table:table-cell>
          <table:table-cell office:value-type="float" office:value="4350113">
            <text:p>4350113</text:p>
          </table:table-cell>
          <table:table-cell office:value-type="string">
            <text:p>FLORES MONTERRUBIO, JAIME</text:p>
          </table:table-cell>
          <table:table-cell office:value-type="string">
            <text:p>GENERAL RADIO</text:p>
          </table:table-cell>
          <table:table-cell office:value-type="float" office:value="1">
            <text:p>1</text:p>
          </table:table-cell>
          <table:table-cell table:formula="of:=CONCATENATE(&quot;select &quot;;[.A4];&quot; as id, &quot;;[.B4];&quot; as idPais, '&quot;;[.C4];&quot;' as nombrePais, &quot;; [.D4];&quot; as anio, &quot;; [.E4];&quot; as trimestre,&quot;;[.F4];&quot; as idCancion, '&quot;;[.G4];&quot;' as nombreCancion, &quot;;[.H4];&quot; as idAutor, '&quot;; [.I4];&quot;' as nombreAutor, '&quot;;[.J4];&quot;' as rightName,&quot;;[.K4];&quot; as cantidadUnidades UNION &quot;)" office:value-type="string" office:string-value="select 4 as id, 38 as idPais, 'COLOMBIA' as nombrePais, 2013 as anio, 3 as trimestre,4831658 as idCancion, 'AMOR GITANO' as nombreCancion, 4350113 as idAutor, 'FLORES MONTERRUBIO, JAIME' as nombreAutor, 'GENERAL RADIO' as rightName,1 as cantidadUnidades UNION ">
            <text:p>select 4 as id, 38 as idPais, 'COLOMBIA' as nombrePais, 2013 as anio, 3 as trimestre,4831658 as idCancion, 'AMOR GITANO' as nombreCancion, 4350113 as idAutor, 'FLORES MONTERRUBIO, JAIME' as nombreAutor, 'GENERAL RADIO' as rightName,1 as cantidadUnidades UNION </text:p>
          </table:table-cell>
        </table:table-row>
        <table:table-row table:style-name="ro1">
          <table:table-cell table:formula="of:=[.A4]+1"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COLOMBIA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4831658">
            <text:p>4831658</text:p>
          </table:table-cell>
          <table:table-cell office:value-type="string">
            <text:p>AMOR GITANO</text:p>
          </table:table-cell>
          <table:table-cell office:value-type="float" office:value="4350113">
            <text:p>4350113</text:p>
          </table:table-cell>
          <table:table-cell office:value-type="string">
            <text:p>FLORES MONTERRUBIO, JAIME</text:p>
          </table:table-cell>
          <table:table-cell office:value-type="string">
            <text:p>GENERAL RADIO</text:p>
          </table:table-cell>
          <table:table-cell office:value-type="float" office:value="1">
            <text:p>1</text:p>
          </table:table-cell>
          <table:table-cell table:formula="of:=CONCATENATE(&quot;select &quot;;[.A5];&quot; as id, &quot;;[.B5];&quot; as idPais, '&quot;;[.C5];&quot;' as nombrePais, &quot;; [.D5];&quot; as anio, &quot;; [.E5];&quot; as trimestre,&quot;;[.F5];&quot; as idCancion, '&quot;;[.G5];&quot;' as nombreCancion, &quot;;[.H5];&quot; as idAutor, '&quot;; [.I5];&quot;' as nombreAutor, '&quot;;[.J5];&quot;' as rightName,&quot;;[.K5];&quot; as cantidadUnidades UNION &quot;)" office:value-type="string" office:string-value="select 5 as id, 38 as idPais, 'COLOMBIA' as nombrePais, 2012 as anio, 1 as trimestre,4831658 as idCancion, 'AMOR GITANO' as nombreCancion, 4350113 as idAutor, 'FLORES MONTERRUBIO, JAIME' as nombreAutor, 'GENERAL RADIO' as rightName,1 as cantidadUnidades UNION ">
            <text:p>select 5 as id, 38 as idPais, 'COLOMBIA' as nombrePais, 2012 as anio, 1 as trimestre,4831658 as idCancion, 'AMOR GITANO' as nombreCancion, 4350113 as idAutor, 'FLORES MONTERRUBIO, JAIME' as nombreAutor, 'GENERAL RADIO' as rightName,1 as cantidadUnidades UNION </text:p>
          </table:table-cell>
        </table:table-row>
        <table:table-row table:style-name="ro1">
          <table:table-cell table:formula="of:=[.A5]+1"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COLOMBIA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4831658">
            <text:p>4831658</text:p>
          </table:table-cell>
          <table:table-cell office:value-type="string">
            <text:p>AMOR GITANO</text:p>
          </table:table-cell>
          <table:table-cell office:value-type="float" office:value="4350113">
            <text:p>4350113</text:p>
          </table:table-cell>
          <table:table-cell office:value-type="string">
            <text:p>FLORES MONTERRUBIO, JAIME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6];&quot; as id, &quot;;[.B6];&quot; as idPais, '&quot;;[.C6];&quot;' as nombrePais, &quot;; [.D6];&quot; as anio, &quot;; [.E6];&quot; as trimestre,&quot;;[.F6];&quot; as idCancion, '&quot;;[.G6];&quot;' as nombreCancion, &quot;;[.H6];&quot; as idAutor, '&quot;; [.I6];&quot;' as nombreAutor, '&quot;;[.J6];&quot;' as rightName,&quot;;[.K6];&quot; as cantidadUnidades UNION &quot;)" office:value-type="string" office:string-value="select 6 as id, 38 as idPais, 'COLOMBIA' as nombrePais, 2012 as anio, 1 as trimestre,4831658 as idCancion, 'AMOR GITANO' as nombreCancion, 4350113 as idAutor, 'FLORES MONTERRUBIO, JAIME' as nombreAutor, 'OPEN TELEVISION' as rightName,1 as cantidadUnidades UNION ">
            <text:p>select 6 as id, 38 as idPais, 'COLOMBIA' as nombrePais, 2012 as anio, 1 as trimestre,4831658 as idCancion, 'AMOR GITANO' as nombreCancion, 4350113 as idAutor, 'FLORES MONTERRUBIO, JAIME' as nombreAutor, 'OPEN TELEVISION' as rightName,1 as cantidadUnidades UNION </text:p>
          </table:table-cell>
        </table:table-row>
        <table:table-row table:style-name="ro1">
          <table:table-cell table:formula="of:=[.A6]+1"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COLOMBIA</text:p>
          </table:table-cell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4831658">
            <text:p>4831658</text:p>
          </table:table-cell>
          <table:table-cell office:value-type="string">
            <text:p>AMOR GITANO</text:p>
          </table:table-cell>
          <table:table-cell office:value-type="float" office:value="4350113">
            <text:p>4350113</text:p>
          </table:table-cell>
          <table:table-cell office:value-type="string">
            <text:p>FLORES MONTERRUBIO, JAIME</text:p>
          </table:table-cell>
          <table:table-cell office:value-type="string">
            <text:p>GENERAL RADIO</text:p>
          </table:table-cell>
          <table:table-cell office:value-type="float" office:value="1">
            <text:p>1</text:p>
          </table:table-cell>
          <table:table-cell table:formula="of:=CONCATENATE(&quot;select &quot;;[.A7];&quot; as id, &quot;;[.B7];&quot; as idPais, '&quot;;[.C7];&quot;' as nombrePais, &quot;; [.D7];&quot; as anio, &quot;; [.E7];&quot; as trimestre,&quot;;[.F7];&quot; as idCancion, '&quot;;[.G7];&quot;' as nombreCancion, &quot;;[.H7];&quot; as idAutor, '&quot;; [.I7];&quot;' as nombreAutor, '&quot;;[.J7];&quot;' as rightName,&quot;;[.K7];&quot; as cantidadUnidades UNION &quot;)" office:value-type="string" office:string-value="select 7 as id, 38 as idPais, 'COLOMBIA' as nombrePais, 2012 as anio, 2 as trimestre,4831658 as idCancion, 'AMOR GITANO' as nombreCancion, 4350113 as idAutor, 'FLORES MONTERRUBIO, JAIME' as nombreAutor, 'GENERAL RADIO' as rightName,1 as cantidadUnidades UNION ">
            <text:p>select 7 as id, 38 as idPais, 'COLOMBIA' as nombrePais, 2012 as anio, 2 as trimestre,4831658 as idCancion, 'AMOR GITANO' as nombreCancion, 4350113 as idAutor, 'FLORES MONTERRUBIO, JAIME' as nombreAutor, 'GENERAL RADIO' as rightName,1 as cantidadUnidades UNION </text:p>
          </table:table-cell>
        </table:table-row>
        <table:table-row table:style-name="ro1">
          <table:table-cell table:formula="of:=[.A7]+1"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string">
            <text:p>COLOMBIA</text:p>
          </table:table-cell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office:value-type="float" office:value="4831658">
            <text:p>4831658</text:p>
          </table:table-cell>
          <table:table-cell office:value-type="string">
            <text:p>AMOR GITANO</text:p>
          </table:table-cell>
          <table:table-cell office:value-type="float" office:value="4350113">
            <text:p>4350113</text:p>
          </table:table-cell>
          <table:table-cell office:value-type="string">
            <text:p>FLORES MONTERRUBIO, JAIME</text:p>
          </table:table-cell>
          <table:table-cell office:value-type="string">
            <text:p>GENERAL RADIO</text:p>
          </table:table-cell>
          <table:table-cell office:value-type="float" office:value="1">
            <text:p>1</text:p>
          </table:table-cell>
          <table:table-cell table:formula="of:=CONCATENATE(&quot;select &quot;;[.A8];&quot; as id, &quot;;[.B8];&quot; as idPais, '&quot;;[.C8];&quot;' as nombrePais, &quot;; [.D8];&quot; as anio, &quot;; [.E8];&quot; as trimestre,&quot;;[.F8];&quot; as idCancion, '&quot;;[.G8];&quot;' as nombreCancion, &quot;;[.H8];&quot; as idAutor, '&quot;; [.I8];&quot;' as nombreAutor, '&quot;;[.J8];&quot;' as rightName,&quot;;[.K8];&quot; as cantidadUnidades UNION &quot;)" office:value-type="string" office:string-value="select 8 as id, 38 as idPais, 'COLOMBIA' as nombrePais, 2012 as anio, 3 as trimestre,4831658 as idCancion, 'AMOR GITANO' as nombreCancion, 4350113 as idAutor, 'FLORES MONTERRUBIO, JAIME' as nombreAutor, 'GENERAL RADIO' as rightName,1 as cantidadUnidades UNION ">
            <text:p>select 8 as id, 38 as idPais, 'COLOMBIA' as nombrePais, 2012 as anio, 3 as trimestre,4831658 as idCancion, 'AMOR GITANO' as nombreCancion, 4350113 as idAutor, 'FLORES MONTERRUBIO, JAIME' as nombreAutor, 'GENERAL RADIO' as rightName,1 as cantidadUnidades UNION </text:p>
          </table:table-cell>
        </table:table-row>
        <table:table-row table:style-name="ro1">
          <table:table-cell table:formula="of:=[.A8]+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4831658">
            <text:p>4831658</text:p>
          </table:table-cell>
          <table:table-cell office:value-type="string">
            <text:p>AMOR GITANO</text:p>
          </table:table-cell>
          <table:table-cell office:value-type="float" office:value="4350113">
            <text:p>4350113</text:p>
          </table:table-cell>
          <table:table-cell office:value-type="string">
            <text:p>FLORES MONTERRUBIO, JAIME</text:p>
          </table:table-cell>
          <table:table-cell office:value-type="string">
            <text:p>GENERAL RADIO</text:p>
          </table:table-cell>
          <table:table-cell office:value-type="float" office:value="1">
            <text:p>1</text:p>
          </table:table-cell>
          <table:table-cell table:formula="of:=CONCATENATE(&quot;select &quot;;[.A9];&quot; as id, &quot;;[.B9];&quot; as idPais, '&quot;;[.C9];&quot;' as nombrePais, &quot;; [.D9];&quot; as anio, &quot;; [.E9];&quot; as trimestre,&quot;;[.F9];&quot; as idCancion, '&quot;;[.G9];&quot;' as nombreCancion, &quot;;[.H9];&quot; as idAutor, '&quot;; [.I9];&quot;' as nombreAutor, '&quot;;[.J9];&quot;' as rightName,&quot;;[.K9];&quot; as cantidadUnidades UNION &quot;)" office:value-type="string" office:string-value="select 9 as id, 7 as idPais, 'ARGENTINA' as nombrePais, 2013 as anio, 1 as trimestre,4831658 as idCancion, 'AMOR GITANO' as nombreCancion, 4350113 as idAutor, 'FLORES MONTERRUBIO, JAIME' as nombreAutor, 'GENERAL RADIO' as rightName,1 as cantidadUnidades UNION ">
            <text:p>select 9 as id, 7 as idPais, 'ARGENTINA' as nombrePais, 2013 as anio, 1 as trimestre,4831658 as idCancion, 'AMOR GITANO' as nombreCancion, 4350113 as idAutor, 'FLORES MONTERRUBIO, JAIME' as nombreAutor, 'GENERAL RADIO' as rightName,1 as cantidadUnidades UNION </text:p>
          </table:table-cell>
        </table:table-row>
        <table:table-row table:style-name="ro1">
          <table:table-cell table:formula="of:=[.A9]+1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4831658">
            <text:p>4831658</text:p>
          </table:table-cell>
          <table:table-cell office:value-type="string">
            <text:p>AMOR GITANO</text:p>
          </table:table-cell>
          <table:table-cell office:value-type="float" office:value="4350113">
            <text:p>4350113</text:p>
          </table:table-cell>
          <table:table-cell office:value-type="string">
            <text:p>FLORES MONTERRUBIO, JAIME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10];&quot; as id, &quot;;[.B10];&quot; as idPais, '&quot;;[.C10];&quot;' as nombrePais, &quot;; [.D10];&quot; as anio, &quot;; [.E10];&quot; as trimestre,&quot;;[.F10];&quot; as idCancion, '&quot;;[.G10];&quot;' as nombreCancion, &quot;;[.H10];&quot; as idAutor, '&quot;; [.I10];&quot;' as nombreAutor, '&quot;;[.J10];&quot;' as rightName,&quot;;[.K10];&quot; as cantidadUnidades UNION &quot;)" office:value-type="string" office:string-value="select 10 as id, 7 as idPais, 'ARGENTINA' as nombrePais, 2013 as anio, 1 as trimestre,4831658 as idCancion, 'AMOR GITANO' as nombreCancion, 4350113 as idAutor, 'FLORES MONTERRUBIO, JAIME' as nombreAutor, 'OPEN TELEVISION' as rightName,1 as cantidadUnidades UNION ">
            <text:p>select 10 as id, 7 as idPais, 'ARGENTINA' as nombrePais, 2013 as anio, 1 as trimestre,4831658 as idCancion, 'AMOR GITANO' as nombreCancion, 4350113 as idAutor, 'FLORES MONTERRUBIO, JAIME' as nombreAutor, 'OPEN TELEVISION' as rightName,1 as cantidadUnidades UNION </text:p>
          </table:table-cell>
        </table:table-row>
        <table:table-row table:style-name="ro1">
          <table:table-cell table:formula="of:=[.A10]+1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float" office:value="4831658">
            <text:p>4831658</text:p>
          </table:table-cell>
          <table:table-cell office:value-type="string">
            <text:p>AMOR GITANO</text:p>
          </table:table-cell>
          <table:table-cell office:value-type="float" office:value="4350113">
            <text:p>4350113</text:p>
          </table:table-cell>
          <table:table-cell office:value-type="string">
            <text:p>FLORES MONTERRUBIO, JAIME</text:p>
          </table:table-cell>
          <table:table-cell office:value-type="string">
            <text:p>GENERAL RADIO</text:p>
          </table:table-cell>
          <table:table-cell office:value-type="float" office:value="1">
            <text:p>1</text:p>
          </table:table-cell>
          <table:table-cell table:formula="of:=CONCATENATE(&quot;select &quot;;[.A11];&quot; as id, &quot;;[.B11];&quot; as idPais, '&quot;;[.C11];&quot;' as nombrePais, &quot;; [.D11];&quot; as anio, &quot;; [.E11];&quot; as trimestre,&quot;;[.F11];&quot; as idCancion, '&quot;;[.G11];&quot;' as nombreCancion, &quot;;[.H11];&quot; as idAutor, '&quot;; [.I11];&quot;' as nombreAutor, '&quot;;[.J11];&quot;' as rightName,&quot;;[.K11];&quot; as cantidadUnidades UNION &quot;)" office:value-type="string" office:string-value="select 11 as id, 7 as idPais, 'ARGENTINA' as nombrePais, 2013 as anio, 2 as trimestre,4831658 as idCancion, 'AMOR GITANO' as nombreCancion, 4350113 as idAutor, 'FLORES MONTERRUBIO, JAIME' as nombreAutor, 'GENERAL RADIO' as rightName,1 as cantidadUnidades UNION ">
            <text:p>select 11 as id, 7 as idPais, 'ARGENTINA' as nombrePais, 2013 as anio, 2 as trimestre,4831658 as idCancion, 'AMOR GITANO' as nombreCancion, 4350113 as idAutor, 'FLORES MONTERRUBIO, JAIME' as nombreAutor, 'GENERAL RADIO' as rightName,1 as cantidadUnidades UNION </text:p>
          </table:table-cell>
        </table:table-row>
        <table:table-row table:style-name="ro1">
          <table:table-cell table:formula="of:=[.A11]+1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float" office:value="4831658">
            <text:p>4831658</text:p>
          </table:table-cell>
          <table:table-cell office:value-type="string">
            <text:p>AMOR GITANO</text:p>
          </table:table-cell>
          <table:table-cell office:value-type="float" office:value="4350113">
            <text:p>4350113</text:p>
          </table:table-cell>
          <table:table-cell office:value-type="string">
            <text:p>FLORES MONTERRUBIO, JAIME</text:p>
          </table:table-cell>
          <table:table-cell office:value-type="string">
            <text:p>GENERAL RADIO</text:p>
          </table:table-cell>
          <table:table-cell office:value-type="float" office:value="1">
            <text:p>1</text:p>
          </table:table-cell>
          <table:table-cell table:formula="of:=CONCATENATE(&quot;select &quot;;[.A12];&quot; as id, &quot;;[.B12];&quot; as idPais, '&quot;;[.C12];&quot;' as nombrePais, &quot;; [.D12];&quot; as anio, &quot;; [.E12];&quot; as trimestre,&quot;;[.F12];&quot; as idCancion, '&quot;;[.G12];&quot;' as nombreCancion, &quot;;[.H12];&quot; as idAutor, '&quot;; [.I12];&quot;' as nombreAutor, '&quot;;[.J12];&quot;' as rightName,&quot;;[.K12];&quot; as cantidadUnidades UNION &quot;)" office:value-type="string" office:string-value="select 12 as id, 7 as idPais, 'ARGENTINA' as nombrePais, 2013 as anio, 3 as trimestre,4831658 as idCancion, 'AMOR GITANO' as nombreCancion, 4350113 as idAutor, 'FLORES MONTERRUBIO, JAIME' as nombreAutor, 'GENERAL RADIO' as rightName,1 as cantidadUnidades UNION ">
            <text:p>select 12 as id, 7 as idPais, 'ARGENTINA' as nombrePais, 2013 as anio, 3 as trimestre,4831658 as idCancion, 'AMOR GITANO' as nombreCancion, 4350113 as idAutor, 'FLORES MONTERRUBIO, JAIME' as nombreAutor, 'GENERAL RADIO' as rightName,1 as cantidadUnidades UNION </text:p>
          </table:table-cell>
        </table:table-row>
        <table:table-row table:style-name="ro1">
          <table:table-cell table:formula="of:=[.A12]+1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4831658">
            <text:p>4831658</text:p>
          </table:table-cell>
          <table:table-cell office:value-type="string">
            <text:p>AMOR GITANO</text:p>
          </table:table-cell>
          <table:table-cell office:value-type="float" office:value="4350113">
            <text:p>4350113</text:p>
          </table:table-cell>
          <table:table-cell office:value-type="string">
            <text:p>FLORES MONTERRUBIO, JAIME</text:p>
          </table:table-cell>
          <table:table-cell office:value-type="string">
            <text:p>GENERAL RADIO</text:p>
          </table:table-cell>
          <table:table-cell office:value-type="float" office:value="1">
            <text:p>1</text:p>
          </table:table-cell>
          <table:table-cell table:formula="of:=CONCATENATE(&quot;select &quot;;[.A13];&quot; as id, &quot;;[.B13];&quot; as idPais, '&quot;;[.C13];&quot;' as nombrePais, &quot;; [.D13];&quot; as anio, &quot;; [.E13];&quot; as trimestre,&quot;;[.F13];&quot; as idCancion, '&quot;;[.G13];&quot;' as nombreCancion, &quot;;[.H13];&quot; as idAutor, '&quot;; [.I13];&quot;' as nombreAutor, '&quot;;[.J13];&quot;' as rightName,&quot;;[.K13];&quot; as cantidadUnidades UNION &quot;)" office:value-type="string" office:string-value="select 13 as id, 7 as idPais, 'ARGENTINA' as nombrePais, 2012 as anio, 1 as trimestre,4831658 as idCancion, 'AMOR GITANO' as nombreCancion, 4350113 as idAutor, 'FLORES MONTERRUBIO, JAIME' as nombreAutor, 'GENERAL RADIO' as rightName,1 as cantidadUnidades UNION ">
            <text:p>select 13 as id, 7 as idPais, 'ARGENTINA' as nombrePais, 2012 as anio, 1 as trimestre,4831658 as idCancion, 'AMOR GITANO' as nombreCancion, 4350113 as idAutor, 'FLORES MONTERRUBIO, JAIME' as nombreAutor, 'GENERAL RADIO' as rightName,1 as cantidadUnidades UNION </text:p>
          </table:table-cell>
        </table:table-row>
        <table:table-row table:style-name="ro1">
          <table:table-cell table:formula="of:=[.A13]+1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4831658">
            <text:p>4831658</text:p>
          </table:table-cell>
          <table:table-cell office:value-type="string">
            <text:p>AMOR GITANO</text:p>
          </table:table-cell>
          <table:table-cell office:value-type="float" office:value="4350113">
            <text:p>4350113</text:p>
          </table:table-cell>
          <table:table-cell office:value-type="string">
            <text:p>FLORES MONTERRUBIO, JAIME</text:p>
          </table:table-cell>
          <table:table-cell office:value-type="string">
            <text:p>OPEN TELEVISION</text:p>
          </table:table-cell>
          <table:table-cell office:value-type="float" office:value="1">
            <text:p>1</text:p>
          </table:table-cell>
          <table:table-cell table:formula="of:=CONCATENATE(&quot;select &quot;;[.A14];&quot; as id, &quot;;[.B14];&quot; as idPais, '&quot;;[.C14];&quot;' as nombrePais, &quot;; [.D14];&quot; as anio, &quot;; [.E14];&quot; as trimestre,&quot;;[.F14];&quot; as idCancion, '&quot;;[.G14];&quot;' as nombreCancion, &quot;;[.H14];&quot; as idAutor, '&quot;; [.I14];&quot;' as nombreAutor, '&quot;;[.J14];&quot;' as rightName,&quot;;[.K14];&quot; as cantidadUnidades UNION &quot;)" office:value-type="string" office:string-value="select 14 as id, 7 as idPais, 'ARGENTINA' as nombrePais, 2012 as anio, 1 as trimestre,4831658 as idCancion, 'AMOR GITANO' as nombreCancion, 4350113 as idAutor, 'FLORES MONTERRUBIO, JAIME' as nombreAutor, 'OPEN TELEVISION' as rightName,1 as cantidadUnidades UNION ">
            <text:p>select 14 as id, 7 as idPais, 'ARGENTINA' as nombrePais, 2012 as anio, 1 as trimestre,4831658 as idCancion, 'AMOR GITANO' as nombreCancion, 4350113 as idAutor, 'FLORES MONTERRUBIO, JAIME' as nombreAutor, 'OPEN TELEVISION' as rightName,1 as cantidadUnidades UNION </text:p>
          </table:table-cell>
        </table:table-row>
        <table:table-row table:style-name="ro1">
          <table:table-cell table:formula="of:=[.A14]+1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4831658">
            <text:p>4831658</text:p>
          </table:table-cell>
          <table:table-cell office:value-type="string">
            <text:p>AMOR GITANO</text:p>
          </table:table-cell>
          <table:table-cell office:value-type="float" office:value="4350113">
            <text:p>4350113</text:p>
          </table:table-cell>
          <table:table-cell office:value-type="string">
            <text:p>FLORES MONTERRUBIO, JAIME</text:p>
          </table:table-cell>
          <table:table-cell office:value-type="string">
            <text:p>GENERAL RADIO</text:p>
          </table:table-cell>
          <table:table-cell office:value-type="float" office:value="1">
            <text:p>1</text:p>
          </table:table-cell>
          <table:table-cell table:formula="of:=CONCATENATE(&quot;select &quot;;[.A15];&quot; as id, &quot;;[.B15];&quot; as idPais, '&quot;;[.C15];&quot;' as nombrePais, &quot;; [.D15];&quot; as anio, &quot;; [.E15];&quot; as trimestre,&quot;;[.F15];&quot; as idCancion, '&quot;;[.G15];&quot;' as nombreCancion, &quot;;[.H15];&quot; as idAutor, '&quot;; [.I15];&quot;' as nombreAutor, '&quot;;[.J15];&quot;' as rightName,&quot;;[.K15];&quot; as cantidadUnidades UNION &quot;)" office:value-type="string" office:string-value="select 15 as id, 7 as idPais, 'ARGENTINA' as nombrePais, 2012 as anio, 2 as trimestre,4831658 as idCancion, 'AMOR GITANO' as nombreCancion, 4350113 as idAutor, 'FLORES MONTERRUBIO, JAIME' as nombreAutor, 'GENERAL RADIO' as rightName,1 as cantidadUnidades UNION ">
            <text:p>select 15 as id, 7 as idPais, 'ARGENTINA' as nombrePais, 2012 as anio, 2 as trimestre,4831658 as idCancion, 'AMOR GITANO' as nombreCancion, 4350113 as idAutor, 'FLORES MONTERRUBIO, JAIME' as nombreAutor, 'GENERAL RADIO' as rightName,1 as cantidadUnidades UNION </text:p>
          </table:table-cell>
        </table:table-row>
        <table:table-row table:style-name="ro1">
          <table:table-cell table:formula="of:=[.A15]+1"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ARGENTINA</text:p>
          </table:table-cell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office:value-type="float" office:value="4831658">
            <text:p>4831658</text:p>
          </table:table-cell>
          <table:table-cell office:value-type="string">
            <text:p>AMOR GITANO</text:p>
          </table:table-cell>
          <table:table-cell office:value-type="float" office:value="4350113">
            <text:p>4350113</text:p>
          </table:table-cell>
          <table:table-cell office:value-type="string">
            <text:p>FLORES MONTERRUBIO, JAIME</text:p>
          </table:table-cell>
          <table:table-cell office:value-type="string">
            <text:p>GENERAL RADIO</text:p>
          </table:table-cell>
          <table:table-cell office:value-type="float" office:value="1">
            <text:p>1</text:p>
          </table:table-cell>
          <table:table-cell table:formula="of:=CONCATENATE(&quot;select &quot;;[.A16];&quot; as id, &quot;;[.B16];&quot; as idPais, '&quot;;[.C16];&quot;' as nombrePais, &quot;; [.D16];&quot; as anio, &quot;; [.E16];&quot; as trimestre,&quot;;[.F16];&quot; as idCancion, '&quot;;[.G16];&quot;' as nombreCancion, &quot;;[.H16];&quot; as idAutor, '&quot;; [.I16];&quot;' as nombreAutor, '&quot;;[.J16];&quot;' as rightName,&quot;;[.K16];&quot; as cantidadUnidades UNION &quot;)" office:value-type="string" office:string-value="select 16 as id, 7 as idPais, 'ARGENTINA' as nombrePais, 2012 as anio, 3 as trimestre,4831658 as idCancion, 'AMOR GITANO' as nombreCancion, 4350113 as idAutor, 'FLORES MONTERRUBIO, JAIME' as nombreAutor, 'GENERAL RADIO' as rightName,1 as cantidadUnidades UNION ">
            <text:p>select 16 as id, 7 as idPais, 'ARGENTINA' as nombrePais, 2012 as anio, 3 as trimestre,4831658 as idCancion, 'AMOR GITANO' as nombreCancion, 4350113 as idAutor, 'FLORES MONTERRUBIO, JAIME' as nombreAutor, 'GENERAL RADIO' as rightName,1 as cantidadUnidades UNION 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 table:number-columns-repeated="6"/>
          <table:table-cell/>
        </table:table-row>
        <table:table-row table:style-name="ro3">
          <table:table-cell/>
          <table:table-cell table:style-name="Default" table:number-columns-repeated="10"/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lia </meta:initial-creator>
    <meta:creation-date>2014-07-08T16:22:03</meta:creation-date>
    <dc:date>2014-07-08T17:02:11</dc:date>
    <dc:creator>Natalia </dc:creator>
    <meta:editing-duration>PT37M19S</meta:editing-duration>
    <meta:editing-cycles>7</meta:editing-cycles>
    <meta:generator>LibreOffice/3.5$Linux_X86_64 LibreOffice_project/350m1$Build-2</meta:generator>
    <meta:document-statistic meta:table-count="3" meta:cell-count="492" meta:object-count="0"/>
  </office:meta>
</office:document-meta>
</file>